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268000001A96331E28E.eps"/>
  <manifest:file-entry manifest:media-type="image/jpeg" manifest:full-path="Pictures/1000000000000960000006408DD25E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3" svg:font-family="Tahoma"/>
    <style:font-face style:name="Edwardian Script ITC" svg:font-family="'Edwardian Script ITC'" style:font-family-generic="roman"/>
    <style:font-face style:name="Baskerville Old Face" svg:font-family="'Baskerville Old Face'" style:font-family-generic="roman" style:font-pitch="variable"/>
    <style:font-face style:name="Bookman Old Style" svg:font-family="'Bookman Old Style'" style:font-family-generic="roman" style:font-pitch="variable"/>
    <style:font-face style:name="Edwardian Script ITC1" svg:font-family="'Edwardian Script ITC'" style:font-family-generic="roman" style:font-pitch="variable"/>
    <style:font-face style:name="SimSun1" svg:font-family="SimSun"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Franklin Gothic Heavy" svg:font-family="'Franklin Gothic Heavy'"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OfficerTable" style:family="table">
      <style:table-properties style:width="5.8646in" fo:margin-left="0.4799in" fo:margin-right="-0.0042in" table:align="margins" style:writing-mode="lr-tb"/>
    </style:style>
    <style:style style:name="OfficerTable.A" style:family="table-column">
      <style:table-column-properties style:column-width="2.4375in" style:rel-column-width="27238*"/>
    </style:style>
    <style:style style:name="OfficerTable.B" style:family="table-column">
      <style:table-column-properties style:column-width="3.4271in" style:rel-column-width="38297*"/>
    </style:style>
    <style:style style:name="OfficerTable.A1" style:family="table-cell">
      <style:table-cell-properties fo:padding="0.0382in" fo:border="none"/>
    </style:style>
    <style:style style:name="P1" style:family="paragraph" style:parent-style-name="Footer">
      <style:paragraph-properties fo:text-align="start" style:justify-single-word="false">
        <style:tab-stops>
          <style:tab-stop style:position="6.4839in" style:type="right"/>
        </style:tab-stops>
      </style:paragraph-properties>
      <style:text-properties style:font-name="Bookman Old Style" fo:font-size="9pt" style:font-size-asian="9pt" style:font-size-complex="9pt"/>
    </style:style>
    <style:style style:name="P2" style:family="paragraph" style:parent-style-name="Header">
      <style:text-properties fo:language="zxx" fo:country="none" style:language-asian="zxx" style:country-asian="none"/>
    </style:style>
    <style:style style:name="P3" style:family="paragraph" style:parent-style-name="Normal_20__28_Web_29_">
      <style:paragraph-properties fo:margin-left="0.5in" fo:margin-right="0.5in" fo:margin-top="0.1945in" fo:margin-bottom="0in" fo:text-indent="0in" style:auto-text-indent="false"/>
    </style:style>
    <style:style style:name="P4" style:family="paragraph" style:parent-style-name="Normal_20__28_Web_29_">
      <style:paragraph-properties fo:margin-left="0.5in" fo:margin-right="0.5in" fo:margin-top="0.1945in" fo:margin-bottom="0in" fo:line-height="100%" fo:text-align="center" style:justify-single-word="false" fo:text-indent="0in" style:auto-text-indent="false"/>
      <style:text-properties style:font-name="Franklin Gothic Demi" fo:font-size="13.5pt" style:font-size-asian="13.5pt" style:font-size-complex="13.5pt"/>
    </style:style>
    <style:style style:name="P5" style:family="paragraph" style:parent-style-name="Normal_20__28_Web_29_">
      <style:paragraph-properties fo:margin-left="0.5in" fo:margin-right="0.5in" fo:margin-top="0.1945in" fo:margin-bottom="0in" fo:text-indent="0in" style:auto-text-indent="false"/>
      <style:text-properties style:font-name="Bookman Old Style" fo:font-size="11pt" style:font-size-asian="11pt" style:font-size-complex="11pt"/>
    </style:style>
    <style:style style:name="P6" style:family="paragraph" style:parent-style-name="Normal_20__28_Web_29_">
      <style:paragraph-properties fo:margin-left="0.5in" fo:margin-right="0.5in" fo:margin-top="0.1945in" fo:margin-bottom="0in" fo:line-height="100%" fo:text-indent="0in" style:auto-text-indent="false"/>
      <style:text-properties style:font-name="Bookman Old Style" fo:font-size="11pt" style:font-size-asian="11pt" style:font-size-complex="11pt"/>
    </style:style>
    <style:style style:name="P7" style:family="paragraph" style:parent-style-name="Normal_20__28_Web_29_">
      <style:paragraph-properties fo:margin-left="0.5in" fo:margin-right="0.5in" fo:margin-top="0.1945in" fo:margin-bottom="0in" fo:line-height="100%" fo:text-indent="0in" style:auto-text-indent="false"/>
    </style:style>
    <style:style style:name="P8" style:family="paragraph" style:parent-style-name="Normal_20__28_Web_29_">
      <style:paragraph-properties fo:margin-left="0.5in" fo:margin-right="0.5in" fo:margin-top="0.1665in" fo:margin-bottom="0in" fo:line-height="100%" fo:text-align="center" style:justify-single-word="false" fo:text-indent="0in" style:auto-text-indent="false"/>
      <style:text-properties style:font-name="Franklin Gothic Demi" fo:font-size="13.5pt" style:font-size-asian="13.5pt" style:font-size-complex="13.5pt"/>
    </style:style>
    <style:style style:name="P9" style:family="paragraph" style:parent-style-name="Normal_20__28_Web_29_">
      <style:paragraph-properties fo:margin-left="0.5in" fo:margin-right="0.5in" fo:margin-top="0.1665in" fo:margin-bottom="0in" fo:line-height="100%" fo:text-align="start" style:justify-single-word="false" fo:text-indent="0in" style:auto-text-indent="false"/>
      <style:text-properties style:font-name="Bookman Old Style" fo:font-size="11pt" style:font-size-asian="11pt" style:font-size-complex="11pt"/>
    </style:style>
    <style:style style:name="P10" style:family="paragraph" style:parent-style-name="Normal_20__28_Web_29_" style:master-page-name="">
      <style:paragraph-properties fo:margin-left="0.5in" fo:margin-right="0.5in" fo:margin-top="0.1665in" fo:margin-bottom="0in" fo:line-height="100%" fo:text-align="start" style:justify-single-word="false" fo:text-indent="0in" style:auto-text-indent="false" style:page-number="auto"/>
      <style:text-properties style:font-name="Bookman Old Style" fo:font-size="11pt" style:font-size-asian="11pt" style:font-size-complex="11pt"/>
    </style:style>
    <style:style style:name="P11" style:family="paragraph" style:parent-style-name="Normal_20__28_Web_29_">
      <style:paragraph-properties fo:margin-left="0.5in" fo:margin-right="0.5in" fo:margin-top="0.1701in" fo:margin-bottom="0.3in" fo:line-height="100%" fo:text-align="start" style:justify-single-word="false" fo:text-indent="0in" style:auto-text-indent="false"/>
      <style:text-properties style:font-name="Bookman Old Style" fo:font-size="11pt" style:font-size-asian="11pt" style:font-size-complex="11pt"/>
    </style:style>
    <style:style style:name="P12" style:family="paragraph" style:parent-style-name="Normal_20__28_Web_29_">
      <style:paragraph-properties fo:margin-top="0.1945in" fo:margin-bottom="0in"/>
    </style:style>
    <style:style style:name="P13" style:family="paragraph" style:parent-style-name="Normal_20__28_Web_29_">
      <style:paragraph-properties fo:margin-top="0.1945in" fo:margin-bottom="0in" fo:text-align="center" style:justify-single-word="false"/>
    </style:style>
    <style:style style:name="P14" style:family="paragraph" style:parent-style-name="Normal_20__28_Web_29_">
      <style:paragraph-properties fo:margin-top="0.1945in" fo:margin-bottom="0in" fo:text-align="center" style:justify-single-word="false"/>
      <style:text-properties style:font-name="Franklin Gothic Heavy" fo:font-size="18pt" style:font-size-asian="18pt" style:font-size-complex="18pt"/>
    </style:style>
    <style:style style:name="P15" style:family="paragraph" style:parent-style-name="Normal_20__28_Web_29_">
      <style:paragraph-properties fo:margin-top="0.1945in" fo:margin-bottom="0in" fo:text-align="center" style:justify-single-word="false" fo:break-before="page"/>
      <style:text-properties style:font-name="Franklin Gothic Heavy" fo:font-size="18pt" style:font-size-asian="18pt" style:font-size-complex="18pt"/>
    </style:style>
    <style:style style:name="P16" style:family="paragraph" style:parent-style-name="Normal_20__28_Web_29_">
      <style:paragraph-properties fo:margin-left="2.1909in" fo:margin-right="0.1909in" fo:margin-top="0.45in" fo:margin-bottom="0in" fo:text-indent="0in" style:auto-text-indent="false">
        <style:tab-stops>
          <style:tab-stop style:position="5.1252in"/>
        </style:tab-stops>
      </style:paragraph-properties>
    </style:style>
    <style:style style:name="P17" style:family="paragraph" style:parent-style-name="Table_20_Contents">
      <style:paragraph-properties fo:margin-left="0.0453in" fo:margin-right="0.0453in" fo:margin-top="0in" fo:margin-bottom="0in" fo:line-height="105%" fo:text-indent="0in" style:auto-text-indent="false"/>
      <style:text-properties style:font-name="Bookman Old Style" style:text-underline-style="solid" style:text-underline-width="auto" style:text-underline-color="font-color" fo:font-weight="bold" style:font-weight-asian="bold" style:font-weight-complex="bold"/>
    </style:style>
    <style:style style:name="P18" style:family="paragraph" style:parent-style-name="Table_20_Contents">
      <style:paragraph-properties fo:margin-left="0.0453in" fo:margin-right="0.0453in" fo:margin-top="0in" fo:margin-bottom="0in" fo:line-height="105%" fo:text-indent="0in" style:auto-text-indent="false"/>
      <style:text-properties style:font-name="Bookman Old Style"/>
    </style:style>
    <style:style style:name="P19" style:family="paragraph" style:parent-style-name="Normal_20__28_Web_29_">
      <style:paragraph-properties fo:margin-left="3in" fo:margin-right="0.5in" fo:margin-top="0.1945in" fo:margin-bottom="0in" fo:text-indent="0in" style:auto-text-indent="false"/>
      <style:text-properties style:font-name="Bookman Old Style" fo:font-size="11pt" style:font-size-asian="11pt" style:font-size-complex="11pt"/>
    </style:style>
    <style:style style:name="P20" style:family="paragraph" style:parent-style-name="Standard">
      <style:paragraph-properties fo:margin-top="0in" fo:margin-bottom="0.25in" fo:line-height="50%" fo:text-align="center" style:justify-single-word="false" fo:background-color="transparent">
        <style:background-image/>
      </style:paragraph-properties>
      <style:text-properties style:font-name="Franklin Gothic Heavy" fo:font-size="18pt" style:font-size-asian="18pt" style:font-size-complex="18pt"/>
    </style:style>
    <style:style style:name="P21" style:family="paragraph" style:parent-style-name="Standard">
      <style:paragraph-properties fo:margin-top="0in" fo:margin-bottom="0in" fo:background-color="transparent">
        <style:background-image/>
      </style:paragraph-properties>
      <style:text-properties style:font-name="Franklin Gothic Heavy" fo:font-size="18pt" fo:language="zxx" fo:country="none" style:font-size-asian="18pt" style:language-asian="zxx" style:country-asian="none" style:font-size-complex="18pt"/>
    </style:style>
    <style:style style:name="P22" style:family="paragraph" style:parent-style-name="Standard">
      <style:paragraph-properties fo:margin-top="0in" fo:margin-bottom="0in" fo:background-color="transparent">
        <style:background-image/>
      </style:paragraph-properties>
      <style:text-properties style:font-name="Franklin Gothic Heavy" fo:font-size="18pt" style:font-size-asian="18pt" style:font-size-complex="18pt"/>
    </style:style>
    <style:style style:name="P23" style:family="paragraph" style:parent-style-name="Standard" style:master-page-name="Standard">
      <style:paragraph-properties fo:margin-top="0in" fo:margin-bottom="0in" fo:line-height="100%" style:page-number="auto" fo:background-color="transparent">
        <style:background-image/>
      </style:paragraph-properties>
      <style:text-properties style:font-name="Franklin Gothic Heavy" fo:font-size="18pt" fo:language="zxx" fo:country="none" style:font-size-asian="18pt" style:language-asian="zxx" style:country-asian="none" style:font-size-complex="18pt"/>
    </style:style>
    <style:style style:name="P24" style:family="paragraph">
      <style:paragraph-properties style:writing-mode="lr-tb"/>
    </style:style>
    <style:style style:name="P25" style:family="paragraph">
      <style:paragraph-properties style:writing-mode="lr-tb"/>
      <style:text-properties style:font-name="Edwardian Script ITC" fo:font-size="48pt" fo:letter-spacing="0.0004in" style:font-name-asian="Edwardian Script ITC" style:font-name-complex="Edwardian Script ITC"/>
    </style:style>
    <style:style style:name="T1" style:family="text">
      <style:text-properties style:font-name="Bookman Old Style" fo:font-size="11pt" style:font-size-asian="11pt" style:font-size-complex="11pt"/>
    </style:style>
    <style:style style:name="T2" style:family="text">
      <style:text-properties style:font-name="Bookman Old Style" fo:font-size="11pt" fo:font-style="italic" style:font-size-asian="11pt" style:font-style-asian="italic" style:font-size-complex="11pt" style:font-style-complex="italic"/>
    </style:style>
    <style:style style:name="T3" style:family="text">
      <style:text-properties style:font-name="Bookman Old Style" fo:font-size="11pt" style:text-underline-style="solid" style:text-underline-width="auto" style:text-underline-color="font-color" style:font-size-asian="11pt" style:font-size-complex="11pt"/>
    </style:style>
    <style:style style:name="T4" style:family="text">
      <style:text-properties style:font-name="Baskerville Old Face" fo:font-size="11pt" style:font-size-asian="11pt" style:font-size-complex="11pt"/>
    </style:style>
    <style:style style:name="T5" style:family="text">
      <style:text-properties style:font-name="Edwardian Script ITC" fo:font-size="48pt" fo:letter-spacing="0.0004in" style:font-name-asian="Edwardian Script ITC" style:font-name-complex="Edwardian Script ITC"/>
    </style:style>
    <style:style style:name="fr1" style:family="graphic" style:parent-style-name="Graphics">
      <style:graphic-properties fo:margin-left="0.1256in" fo:margin-right="0.1256in" style:run-through="background" style:wrap="run-through" style:number-wrapped-paragraphs="no-limit" style:vertical-pos="middle" style:vertical-rel="page-content" style:horizontal-pos="center" style:horizontal-rel="page-content" fo:padding="0.0102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miter" draw:fill="solid" draw:fill-color="#000000" draw:textarea-horizontal-align="center" draw:textarea-vertical-align="top" draw:auto-grow-height="false" draw:fit-to-size="false" fo:padding-top="0.0902in" fo:padding-bottom="0.0902in" fo:padding-left="0.1736in" fo:padding-right="0.1736in" fo:wrap-option="wrap" draw:shadow-color="#868686" fo:margin-left="0.1256in" fo:margin-right="0.1256in"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number:date-style style:name="N116">
      <number:month/>
      <number:text>/</number:text>
      <number:day/>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1"><draw:custom-shape text:anchor-type="char" draw:z-index="0" draw:style-name="gr1" draw:text-style-name="P25" svg:width="4.8378in" svg:height="1.6748in" svg:x="0.9535in" svg:y="0.1047in"><text:p text:style-name="P24"><text:span text:style-name="T5">Articles of Organization </text:span></text:p><draw:enhanced-geometry svg:viewBox="0 0 21600 21600" draw:text-areas="0 0 21600 21600" draw:text-path="true" draw:text-path-mode="shape" draw:text-path-scale="path" draw:text-path-same-letter-heights="false" draw:type="fontwork-arch-up-curve" draw:modifiers="180" draw:enhanced-path="W 0 0 21600 21600 ?f2 ?f3 ?f4 ?f3 N"><draw:equation draw:name="f0" draw:formula="10800*cos($0 *(pi/180))"/><draw:equation draw:name="f1" draw:formula="10800*sin($0 *(pi/180))"/><draw:equation draw:name="f2" draw:formula="?f0 +10800"/><draw:equation draw:name="f3" draw:formula="?f1 +10800"/><draw:equation draw:name="f4" draw:formula="21600-?f2 "/><draw:handle draw:handle-position="10800 $0" draw:handle-polar="10800 10800"/></draw:enhanced-geometry></draw:custom-shape></text:p>
      <text:p text:style-name="P22"/>
      <text:p text:style-name="P20"/>
      <text:p text:style-name="P20">[onshow.company_name]</text:p>
      <text:p text:style-name="P4">Article I</text:p>
      <text:p text:style-name="P6">The name of the corporation is <text:bookmark text:name="CompanyName2"/>[onshow.company_name].</text:p>
      <text:p text:style-name="P4">Article II</text:p>
      <text:p text:style-name="P6">The name and address of the registered agent of the limited liability company is WyomingRegisteredAgent.com, Inc., 2510 Warren Ave., Cheyenne, Wyoming 82001.</text:p>
      <text:p text:style-name="P4">Article III</text:p>
      <text:p text:style-name="P7"><text:span text:style-name="T4">T</text:span><text:span text:style-name="T1">he principal office of the limited liability company is located at: 2510 Warren Ave., Cheyenne, Wyoming 82001.</text:span></text:p>
      <text:p text:style-name="P8">Article IV</text:p>
      <text:p text:style-name="P10">The period of duration is perpetual.</text:p>
      <text:p text:style-name="P8">Article V</text:p>
      <text:p text:style-name="P10">The total amount of cash and a description and agreed value of property other than cash contributed is: None</text:p>
      <text:p text:style-name="P8">Article VI</text:p>
      <text:p text:style-name="P9">The total additional contributions, if any, agreed to be made by all members and the times at which or events upon the happening of which they shall be made are: Unlimited and shall be made at such time and in such amounts as agreed upon by the members.</text:p>
      <text:p text:style-name="P8"/>
      <text:p text:style-name="P8"/>
      <text:p text:style-name="P8"><text:soft-page-break/>Article VII</text:p>
      <text:p text:style-name="P9">The right, if any, of the members to admit additional members and the terms and conditions of the admission are: May be admitted on such terms and conditions as all members may unanimously agree.</text:p>
      <text:p text:style-name="P8">Article VIII</text:p>
      <text:p text:style-name="P9">The right, if given, of the remaining members of the limited liability company to continue the business on the death, resignation, expulsion, bankruptcy or dissolution of a member or occurrence of any other event which terminates the continued membership of a member of the limited liability company: Yes.</text:p>
      <text:p text:style-name="P8">Article IX</text:p>
      <text:p text:style-name="P9">Neither the members of the limited liability company nor the managers of the limited liability company are liable under a judgment, decree or order of a court, or in any other manner, for a debt, obligation or liability of the limited liability company. </text:p>
      <text:p text:style-name="P8">Article X</text:p>
      <text:p text:style-name="P11">The limited liability company is to be managed by a manager or managers. The name and address of the manager or managers who are to serve as manager(s) until the first annual meeting of the members or until their successors are elected and qualify are:</text:p>
      <table:table table:name="OfficerTable" table:style-name="OfficerTable">
        <table:table-column table:style-name="OfficerTable.A"/>
        <table:table-column table:style-name="OfficerTable.B"/>
        <table:table-header-rows>
          <table:table-row>
            <table:table-cell table:style-name="OfficerTable.A1" office:value-type="string">
              <text:p text:style-name="P17">Name</text:p>
            </table:table-cell>
            <table:table-cell table:style-name="OfficerTable.A1" office:value-type="string">
              <text:p text:style-name="P17">Address</text:p>
            </table:table-cell>
          </table:table-row>
        </table:table-header-rows>
        <table:table-row>
          <table:table-cell table:style-name="OfficerTable.A1" office:value-type="string">
            <text:p text:style-name="P18">[a.name;block=table:table-row]</text:p>
          </table:table-cell>
          <table:table-cell table:style-name="OfficerTable.A1" office:value-type="string">
            <text:p text:style-name="P18">[a.address]</text:p>
          </table:table-cell>
        </table:table-row>
      </table:table>
      <text:p text:style-name="P16"><text:span text:style-name="T1">___________________________________<text:tab/></text:span><text:span text:style-name="T3"><text:date style:data-style-name="N116" text:date-value="2010-08-04T11:14:02.93">8/4/2010</text:date></text:span><text:span text:style-name="T1"><text:line-break/>Keith T. Vogt<text:tab/>Date<text:line-break/>President<text:line-break/>WyomingRegisteredAgent.com, Inc.</text:span></text:p>
      <text:p text:style-name="P15">Consent To Appointment</text:p>
      <text:p text:style-name="P14">by</text:p>
      <text:p text:style-name="P14">Registered Agent</text:p>
      <text:p text:style-name="P13"/>
      <text:p text:style-name="P12"/>
      <text:p text:style-name="P3"><text:span text:style-name="T1">I, WyomingRegisteredAgent.com, Inc., with a registered office located at 2510 Warren Avenue, Cheyenne, Wyoming 82001, voluntarily consent to serve as the registered agent for </text:span><text:span text:style-name="T2">[onshow.company_name] </text:span><text:span text:style-name="T1">on the date shown below.</text:span></text:p>
      <text:p text:style-name="P5">The registered agent certifies that he is in compliance with the requirements of W.S. 17-28-101 through W.S. 17-28-111.</text:p>
      <text:p text:style-name="P5">The registered agent certifies that he is a domestic corporation or not-for-profit domestic corporation whose business office is identical with the registered office.</text:p>
      <text:p text:style-name="P3"/>
      <text:p text:style-name="P5">Dated this ______ day of _____________________________, ___________.</text:p>
      <text:p text:style-name="P3"/>
      <text:p text:style-name="P3"/>
      <text:p text:style-name="P19">___________________________________<text:line-break/>Keith T. Vogt<text:line-break/>President<text:line-break/>WyomingRegisteredAgent.com, In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3" svg:font-family="Tahoma"/>
    <style:font-face style:name="Edwardian Script ITC" svg:font-family="'Edwardian Script ITC'" style:font-family-generic="roman"/>
    <style:font-face style:name="Baskerville Old Face" svg:font-family="'Baskerville Old Face'" style:font-family-generic="roman" style:font-pitch="variable"/>
    <style:font-face style:name="Bookman Old Style" svg:font-family="'Bookman Old Style'" style:font-family-generic="roman" style:font-pitch="variable"/>
    <style:font-face style:name="Edwardian Script ITC1" svg:font-family="'Edwardian Script ITC'" style:font-family-generic="roman" style:font-pitch="variable"/>
    <style:font-face style:name="SimSun1" svg:font-family="SimSun"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Franklin Gothic Heavy" svg:font-family="'Franklin Gothic Heavy'"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fo:margin-top="0in" fo:margin-bottom="0in" fo:line-height="100%"/>
    </style:style>
    <style:style style:name="Footer" style:family="paragraph" style:parent-style-name="Standard" style:class="extra">
      <style:paragraph-properties fo:margin-top="0in" fo:margin-bottom="0in" fo:line-height="100%"/>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6.4839in" style:type="right"/>
        </style:tab-stops>
      </style:paragraph-properties>
      <style:text-properties style:font-name="Bookman Old Style" fo:font-size="9pt" style:font-size-asian="9pt" style:font-size-complex="9pt"/>
    </style:style>
    <style:style style:name="MP2" style:family="paragraph" style:parent-style-name="Header">
      <style:text-properties fo:language="zxx" fo:country="none" style:language-asian="zxx" style:country-asian="none"/>
    </style:style>
    <style:style style:name="Mfr1" style:family="graphic" style:parent-style-name="Graphics">
      <style:graphic-properties fo:margin-left="0.1256in" fo:margin-right="0.1256in" style:run-through="background" style:wrap="run-through" style:number-wrapped-paragraphs="no-limit" style:vertical-pos="middle" style:vertical-rel="page-content" style:horizontal-pos="center" style:horizontal-rel="page-content"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5in" fo:margin-bottom="0.75in" fo:margin-left="0.75in" fo:margin-right="0.75in" fo:border="0.0701in double #000000" style:border-line-width="0.0008in 0.0346in 0.0346in" fo:padding="0.2598in" style:shadow="none" fo:background-color="transparent"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characters="true" style:footnote-max-height="0in">
        <style:background-image xlink:href="Pictures/2000000200000268000001A96331E28E.eps" xlink:type="simple" xlink:actuate="onLoad" style:position="center center" style:repeat="no-repeat"/>
        <style:footnote-sep style:width="0.0071in" style:distance-before-sep="0.0398in" style:distance-after-sep="0.0398in" style:adjustment="left" style:rel-width="25%" style:color="#000000"/>
      </style:page-layout-properties>
      <style:header-style/>
      <style:footer-style>
        <style:header-footer-properties fo:min-height="0.35in" fo:margin-left="0in" fo:margin-right="0in" fo:margin-top="0.3098in" style:dynamic-spacing="true"/>
      </style:footer-style>
    </style:page-layout>
    <style:page-layout style:name="Mpm2">
      <style:page-layout-properties fo:page-width="8.5in" fo:page-height="11in" style:num-format="1" style:print-orientation="portrait" fo:margin-top="1.1319in" fo:margin-bottom="0.9654in" fo:margin-left="0.6598in" fo:margin-right="0.6598in" fo:border="0.0701in double #000000" style:border-line-width="0.0008in 0.0346in 0.0346in" fo:padding-top="0.3055in" fo:padding-bottom="0.222in" fo:padding-left="0.278in" fo:padding-right="0.278in" style:writing-mode="lr-tb" style:layout-grid-color="#c0c0c0" style:layout-grid-lines="35"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Articles of Organization<text:tab/>Page <text:page-number text:select-page="current">3</text:page-number> of <text:page-count>3</text:page-count></text:p>
      </style:footer>
    </style:master-page>
    <style:master-page style:name="First_20_Page" style:display-name="First Page" style:page-layout-name="Mpm2" style:next-style-name="Standard">
      <style:header>
        <text:p text:style-name="MP2"><draw:frame draw:style-name="Mfr1" draw:name="WordPictureWatermark1038928391" text:anchor-type="char" svg:width="6.498in" svg:height="4.3319in" draw:z-index="0"><draw:image xlink:href="Pictures/1000000000000960000006408DD25EF2.jp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vogt</meta:initial-creator>
    <meta:creation-date>2010-05-16T17:53:00</meta:creation-date>
    <dc:creator>Keith Vogt</dc:creator>
    <dc:date>2010-08-04T11:14:02.69</dc:date>
    <meta:print-date>2010-05-16T18:32:41.63</meta:print-date>
    <meta:editing-cycles>10</meta:editing-cycles>
    <meta:editing-duration>PT00H57M36S</meta:editing-duration>
    <meta:generator>OpenOffice.org/3.2$Win32 OpenOffice.org_project/320m12$Build-9483</meta:generator>
    <meta:printed-by>Keith Vogt</meta:printed-by>
    <meta:document-statistic meta:table-count="1" meta:image-count="1" meta:object-count="0" meta:page-count="3" meta:paragraph-count="35" meta:word-count="421" meta:character-count="2746"/>
  </office:meta>
</office:document-meta>
</file>